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untNod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untNode.MountNode( VariableResolver prefix , VariableResolver source , TreeProcessor parentProcessor , boolean checkReload , boolean passThroug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untNode.getProcessor( String source ,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untNode.invoke( Environment env , Invoke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